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493cm" svg:height="5.334cm" svg:x="-7.865cm" svg:y="4.81cm">
          <text:p text:style-name="P1">X, Y, F, D give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6.985cm" svg:height="5.334cm" svg:x="3.438cm" svg:y="4.81cm">
          <text:p text:style-name="P1">S give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-0.372cm" svg:y1="7.477cm" svg:x2="3.438cm" svg:y2="7.477cm" draw:start-shape="id1" draw:end-shape="id2" svg:d="M-372 7477h3810">
          <text:p text:style-name="P1">No</text:p>
        </draw:connector>
        <draw:custom-shape draw:style-name="gr1" draw:text-style-name="P1" xml:id="id3" draw:id="id3" draw:layer="layout" svg:width="7.62cm" svg:height="5.207cm" svg:x="-7.929cm" svg:y="11.795cm">
          <text:p text:style-name="P1">f or d miss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6.35cm" svg:height="3.683cm" svg:x="-16.703cm" svg:y="12.557cm">
          <text:p text:style-name="P1">Set f = 0 and d 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-7.929cm" svg:y1="14.398cm" svg:x2="-10.353cm" svg:y2="14.398cm" draw:start-shape="id3" draw:start-glue-point="3" draw:end-shape="id4" svg:d="M-7929 14398h-2424">
          <text:p text:style-name="P1">Yes</text:p>
        </draw:connector>
        <draw:custom-shape draw:style-name="gr1" draw:text-style-name="P1" xml:id="id5" draw:id="id5" draw:layer="layout" svg:width="7.239cm" svg:height="3.302cm" svg:x="-7.738cm" svg:y="18.907cm">
          <text:p text:style-name="P1">Set S = X*Y + F*D + f*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-4.119cm" svg:y1="17.002cm" svg:x2="-4.119cm" svg:y2="18.907cm" draw:start-shape="id3" draw:end-shape="id5" draw:end-glue-point="0" svg:d="M-4119 17002v1905">
          <text:p text:style-name="P1">No</text:p>
        </draw:connector>
        <draw:connector draw:style-name="gr3" draw:text-style-name="P1" draw:layer="layout" svg:x1="-13.528cm" svg:y1="16.24cm" svg:x2="-7.738cm" svg:y2="20.558cm" draw:start-shape="id4" draw:start-glue-point="6" draw:end-shape="id5" draw:end-glue-point="5" svg:d="M-13528 16240v4318h5790">
          <text:p/>
        </draw:connector>
        <draw:connector draw:style-name="gr2" draw:text-style-name="P1" draw:layer="layout" svg:x1="-4.119cm" svg:y1="10.144cm" svg:x2="-4.119cm" svg:y2="11.795cm" draw:start-shape="id1" draw:end-shape="id3" svg:d="M-4119 10144v1651">
          <text:p text:style-name="P1">Yes</text:p>
        </draw:connector>
        <draw:custom-shape draw:style-name="gr1" draw:text-style-name="P1" xml:id="id6" draw:id="id6" draw:layer="layout" svg:width="10.033cm" svg:height="2.884cm" draw:transform="skewX (-0.0059341194567796) rotate (-0.00575958653276689) translate (1.914cm 19.087cm)">
          <text:p text:style-name="P1">Calculate minL using Table 1</text:p>
          <text:p text:style-name="P1">Calculate maxN using Table 2</text:p>
          <text:p text:style-name="P1">Interpolate 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-0.499cm" svg:y1="20.558cm" svg:x2="1.915cm" svg:y2="20.529cm" draw:start-shape="id5" draw:end-shape="id6" svg:d="M-499 20558h1206v-29h1208">
          <text:p/>
        </draw:connector>
        <draw:connector draw:style-name="gr2" draw:text-style-name="P1" draw:layer="layout" svg:x1="6.93cm" svg:y1="10.144cm" svg:x2="6.93cm" svg:y2="19.116cm" draw:start-shape="id2" draw:end-shape="id6" svg:d="M6930 10144v8972">
          <text:p text:style-name="P1">Yes</text:p>
        </draw:connector>
        <draw:custom-shape draw:style-name="gr1" draw:text-style-name="P1" xml:id="id7" draw:id="id7" draw:layer="layout" svg:width="7.366cm" svg:height="5.334cm" svg:x="13.436cm" svg:y="4.81cm">
          <text:p text:style-name="P1">minL give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423cm" svg:y1="7.477cm" svg:x2="13.436cm" svg:y2="7.477cm" draw:start-shape="id2" draw:end-shape="id7" svg:d="M10423 7477h3013">
          <text:p text:style-name="P1">No</text:p>
        </draw:connector>
        <draw:custom-shape draw:style-name="gr1" draw:text-style-name="P1" xml:id="id8" draw:id="id8" draw:layer="layout" svg:width="8.509cm" svg:height="1.714cm" svg:x="12.848cm" svg:y="19.701cm">
          <text:p text:style-name="P1">Calculate N using minL/75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802cm" svg:y1="7.477cm" svg:x2="20.802cm" svg:y2="7.477cm" draw:start-shape="id7" draw:end-shape="id7" svg:d="M20802 7477z">
          <text:p/>
        </draw:connector>
        <draw:connector draw:style-name="gr2" draw:text-style-name="P1" draw:layer="layout" svg:x1="17.119cm" svg:y1="10.144cm" svg:x2="17.102cm" svg:y2="19.701cm" draw:start-shape="id7" draw:end-shape="id8" svg:d="M17119 10144v4779h-17v4778">
          <text:p text:style-name="P1">Yes</text:p>
        </draw:connector>
        <draw:custom-shape draw:style-name="gr1" draw:text-style-name="P1" xml:id="id9" draw:id="id9" draw:layer="layout" svg:width="6.873cm" svg:height="5.207cm" svg:x="23.89cm" svg:y="4.874cm">
          <text:p text:style-name="P1">maxN give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20.802cm" svg:y1="7.477cm" svg:x2="23.89cm" svg:y2="7.477cm" draw:start-shape="id7" draw:end-shape="id9" svg:d="M20802 7477h3088">
          <text:p text:style-name="P1">No</text:p>
        </draw:connector>
        <draw:custom-shape draw:style-name="gr1" draw:text-style-name="P1" xml:id="id10" draw:id="id10" draw:layer="layout" svg:width="10.033cm" svg:height="2.032cm" svg:x="22.336cm" svg:y="19.542cm">
          <text:p text:style-name="P1">Calculate minL using maxN * 75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7.326cm" svg:y1="10.081cm" svg:x2="27.352cm" svg:y2="19.542cm" draw:start-shape="id9" draw:end-shape="id10" svg:d="M27326 10081v4731h26v4730">
          <text:p text:style-name="P1">Yes</text:p>
        </draw:connector>
        <draw:connector draw:style-name="gr2" draw:text-style-name="P1" draw:layer="layout" svg:x1="30.763cm" svg:y1="7.477cm" svg:x2="33.969cm" svg:y2="7.477cm" draw:start-shape="id9" draw:end-shape="id11" draw:end-glue-point="3" svg:d="M30763 7477h3206">
          <text:p text:style-name="P1">No</text:p>
        </draw:connector>
        <draw:custom-shape draw:style-name="gr1" draw:text-style-name="P1" xml:id="id11" draw:id="id11" draw:layer="layout" svg:width="4.206cm" svg:height="2.413cm" svg:x="33.969cm" svg:y="6.271cm">
          <text:p text:style-name="P1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2" draw:id="id12" draw:layer="layout" svg:width="6.35cm" svg:height="2.54cm" svg:x="-7.294cm" svg:y="-1.41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-4.119cm" svg:y1="1.127cm" svg:x2="-4.119cm" svg:y2="4.81cm" draw:start-shape="id12" draw:end-shape="id1" svg:d="M-4119 1127v3683">
          <text:p/>
        </draw:connector>
        <draw:custom-shape draw:style-name="gr4" draw:text-style-name="P1" xml:id="id13" draw:id="id13" draw:layer="layout" svg:width="15.34cm" svg:height="3.148cm" svg:x="9.382cm" svg:y="26.681cm">
          <text:p text:style-name="P1">Calculate Smax by Table 1</text:p>
          <text:p text:style-name="P1">Calculate Smin by Table 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933cm" svg:y1="22.006cm" svg:x2="17.052cm" svg:y2="26.681cm" draw:start-shape="id6" draw:start-glue-point="6" draw:end-shape="id13" svg:d="M6933 22006v2349h10119v2326">
          <text:p/>
        </draw:connector>
        <draw:connector draw:style-name="gr5" draw:text-style-name="P1" draw:layer="layout" svg:x1="17.102cm" svg:y1="21.415cm" svg:x2="17.052cm" svg:y2="26.681cm" draw:start-shape="id8" draw:end-shape="id13" svg:d="M17102 21415v2634h-50v2632">
          <text:p/>
        </draw:connector>
        <draw:connector draw:style-name="gr5" draw:text-style-name="P1" draw:layer="layout" svg:x1="27.353cm" svg:y1="21.574cm" svg:x2="17.052cm" svg:y2="26.681cm" draw:start-shape="id10" draw:start-glue-point="6" draw:end-shape="id13" svg:d="M27353 21574v2554h-10301v2553">
          <text:p/>
        </draw:connector>
        <draw:custom-shape draw:style-name="gr4" draw:text-style-name="P1" xml:id="id14" draw:id="id14" draw:layer="layout" svg:width="7.239cm" svg:height="5.842cm" svg:x="13.446cm" svg:y="31.226cm">
          <text:p text:style-name="P1">minL &gt;= maxN * 7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7.052cm" svg:y1="29.829cm" svg:x2="17.065cm" svg:y2="31.226cm" draw:start-shape="id13" draw:end-shape="id14" svg:d="M17052 29829v699h13v698">
          <text:p/>
        </draw:connector>
        <draw:custom-shape draw:style-name="gr4" draw:text-style-name="P1" xml:id="id15" draw:id="id15" draw:layer="layout" svg:width="5.969cm" svg:height="2.413cm" svg:x="14.081cm" svg:y="38.592cm">
          <text:p text:style-name="P1">SUCCES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17.065cm" svg:y1="37.068cm" svg:x2="17.065cm" svg:y2="38.592cm" draw:start-shape="id14" draw:end-shape="id15" svg:d="M17065 37068v1524">
          <text:p text:style-name="P1">Yes</text:p>
        </draw:connector>
        <draw:custom-shape draw:style-name="gr4" draw:text-style-name="P1" xml:id="id16" draw:id="id16" draw:layer="layout" svg:width="6.477cm" svg:height="2.032cm" svg:x="22.59cm" svg:y="33.131cm">
          <text:p text:style-name="P1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20.685cm" svg:y1="34.147cm" svg:x2="22.59cm" svg:y2="34.147cm" draw:start-shape="id14" draw:end-shape="id16" svg:d="M20685 34147h1905">
          <text:p text:style-name="P1"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3T16:36:43.95</meta:creation-date>
    <dc:date>2015-04-23T18:12:48.24</dc:date>
    <meta:editing-duration>PT1H12M20S</meta:editing-duration>
    <meta:editing-cycles>13</meta:editing-cycles>
    <meta:generator>OpenOffice/4.1.1$Win32 OpenOffice.org_project/411m6$Build-9775</meta:generator>
    <meta:document-statistic meta:object-count="36"/>
  </office:meta>
</office:document-meta>
</file>